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677" officeooo:paragraph-rsid="0010a677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10a677" officeooo:paragraph-rsid="0010a67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a677" officeooo:paragraph-rsid="0010a67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1615" officeooo:paragraph-rsid="00111615" style:font-weight-asian="bold" style:font-weight-complex="bold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fo:font-weight="bold" officeooo:rsid="00111615" officeooo:paragraph-rsid="0011161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b2df" officeooo:paragraph-rsid="0012b2df" style:font-weight-asian="bold" style:font-weight-complex="bold"/>
    </style:style>
    <style:style style:name="P7" style:family="paragraph" style:parent-style-name="Standard" style:list-style-name="L3">
      <style:text-properties style:text-underline-style="solid" style:text-underline-width="auto" style:text-underline-color="font-color" fo:font-weight="bold" officeooo:rsid="0012b2df" officeooo:paragraph-rsid="0012b2d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3e6ab" officeooo:paragraph-rsid="0013e6ab" style:font-weight-asian="bold" style:font-weight-complex="bold"/>
    </style:style>
    <style:style style:name="P9" style:family="paragraph" style:parent-style-name="Standard" style:list-style-name="L4">
      <style:text-properties style:text-underline-style="solid" style:text-underline-width="auto" style:text-underline-color="font-color" fo:font-weight="bold" officeooo:rsid="0013e6ab" officeooo:paragraph-rsid="0013e6a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ce181e"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ed1c24" style:text-underline-style="none"/>
    </style:style>
    <style:style style:name="T14" style:family="text">
      <style:text-properties fo:color="#ed1c24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 histórico<text:span text:style-name="T1">:</text:span></text:p>
      <text:list xml:id="list3213433827" text:style-name="L1">
        <text:list-item>
          <text:p text:style-name="P2"><text:span text:style-name="T1">ativo</text:span><text:span text:style-name="T3"> → montantes pagos em caixa ou equivalentes ou pelo VJ dos recursos entregues na data da aquisição;</text:span></text:p>
        </text:list-item>
        <text:list-item>
          <text:p text:style-name="P2"><text:span text:style-name="T1">passivos</text:span><text:span text:style-name="T3"> → montantes recebidos em troca da obrigação ou montantes em caixa ou equivalentes se espera que serão necessários para liquidar o passivo no curso normal das operações.</text:span></text:p>
        </text:list-item>
      </text:list>
      <text:p text:style-name="P3"><text:span text:style-name="T3"/></text:p>
      <text:p text:style-name="P4"><text:span text:style-name="T2">Custo corrente</text:span><text:span text:style-name="T3">:</text:span></text:p>
      <text:list xml:id="list76737276" text:style-name="L2">
        <text:list-item>
          <text:p text:style-name="P5"><text:span text:style-name="T1">ativo</text:span><text:span text:style-name="T3"> → valores que </text:span><text:span text:style-name="T4">teriam</text:span><text:span text:style-name="T3"> de ser pagos se adquiridos na </text:span><text:span text:style-name="T4">data do balanço</text:span><text:span text:style-name="T3">;</text:span></text:p>
        </text:list-item>
        <text:list-item>
          <text:p text:style-name="P5"><text:span text:style-name="T1">passivo</text:span><text:span text:style-name="T3"> → não descontados, valores que </text:span><text:span text:style-name="T4">seriam</text:span><text:span text:style-name="T3"> necessários para liquidar a obrigação na </text:span><text:span text:style-name="T4">data do balanço</text:span><text:span text:style-name="T6">.</text:span></text:p>
        </text:list-item>
      </text:list>
      <text:p text:style-name="P4"><text:span text:style-name="T6"/></text:p>
      <text:p text:style-name="P6"><text:span text:style-name="T5">Valor realizável</text:span><text:span text:style-name="T6">:</text:span></text:p>
      <text:list xml:id="list432333415" text:style-name="L3">
        <text:list-item>
          <text:p text:style-name="P7"><text:span text:style-name="T7">ativo</text:span><text:span text:style-name="T6"> → </text:span><text:span text:style-name="T13">venda de forma ordenada</text:span><text:span text:style-name="T6">;</text:span></text:p>
        </text:list-item>
        <text:list-item>
          <text:p text:style-name="P7"><text:span text:style-name="T7">passivo</text:span><text:span text:style-name="T6"> → montantes de liquidação, não descontados, que se espera serão pagos para liquidar a obrigação no </text:span><text:span text:style-name="T13">curso normal das operações</text:span><text:span text:style-name="T6">.</text:span></text:p>
        </text:list-item>
      </text:list>
      <text:p text:style-name="P6"><text:span text:style-name="T6"/></text:p>
      <text:p text:style-name="P8"><text:span text:style-name="T5">Valor presente</text:span><text:span text:style-name="T6">:</text:span></text:p>
      <text:list xml:id="list3586665564" text:style-name="L4">
        <text:list-item>
          <text:p text:style-name="P9"><text:span text:style-name="T7">ativo</text:span><text:span text:style-name="T6"> → valor presente, </text:span><text:span text:style-name="T9">descontado</text:span><text:span text:style-name="T10">, dos </text:span><text:span text:style-name="T14">fluxos futuros</text:span><text:span text:style-name="T10"> de entradas líquidas de caixa que se espera seja gerado no curso normal das operações;</text:span></text:p>
        </text:list-item>
        <text:list-item>
          <text:p text:style-name="P9"><text:span text:style-name="T12">passivo</text:span><text:span text:style-name="T10"> → valor presente, </text:span><text:span text:style-name="T9">descontado</text:span><text:span text:style-name="T10">, dos </text:span><text:span text:style-name="T14">fluxos futuros</text:span><text:span text:style-name="T10"> de saídas de caixa que se espera serão necessários para liquidar o passivo no curso normal das operaçõ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1:27:48.086000000</meta:creation-date>
    <meta:generator>LibreOffice/6.0.1.1$Windows_X86_64 LibreOffice_project/60bfb1526849283ce2491346ed2aa51c465abfe6</meta:generator>
    <dc:date>2018-06-09T21:42:51.436000000</dc:date>
    <meta:editing-duration>PT13M52S</meta:editing-duration>
    <meta:editing-cycles>5</meta:editing-cycles>
    <meta:document-statistic meta:table-count="0" meta:image-count="0" meta:object-count="0" meta:page-count="1" meta:paragraph-count="12" meta:word-count="168" meta:character-count="997" meta:non-whitespace-character-count="849"/>
  </office:meta>
</office:document-meta>
</file>